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3.3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LONDON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Museum 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Latitude</text:p>
          </table:table-cell>
          <table:table-cell table:style-name="ce1" office:value-type="string" calcext:value-type="string">
            <text:p>Longitude</text:p>
          </table:table-cell>
          <table:table-cell table:style-name="ce1" office:value-type="string" calcext:value-type="string">
            <text:p>Typ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ritish Museum</text:p>
          </table:table-cell>
          <table:table-cell/>
          <table:table-cell office:value-type="string" calcext:value-type="string">
            <text:p>http://www.britishmuseum.org</text:p>
          </table:table-cell>
          <table:table-cell office:value-type="float" office:value="51.5194" calcext:value-type="float">
            <text:p>51.5194</text:p>
          </table:table-cell>
          <table:table-cell office:value-type="float" office:value="-0.1265" calcext:value-type="float">
            <text:p>-0.1265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Design Museum</text:p>
          </table:table-cell>
          <table:table-cell/>
          <table:table-cell office:value-type="string" calcext:value-type="string">
            <text:p>https://designmuseum.org/</text:p>
          </table:table-cell>
          <table:table-cell office:value-type="float" office:value="51.50261" calcext:value-type="float">
            <text:p>51.50261</text:p>
          </table:table-cell>
          <table:table-cell office:value-type="float" office:value="-0.072006" calcext:value-type="float">
            <text:p>-0.072006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Dulwich Picture Gallery</text:p>
          </table:table-cell>
          <table:table-cell/>
          <table:table-cell office:value-type="string" calcext:value-type="string">
            <text:p>http://www.dulwichpicturegallery.org.uk/</text:p>
          </table:table-cell>
          <table:table-cell office:value-type="float" office:value="51.44632" calcext:value-type="float">
            <text:p>51.44632</text:p>
          </table:table-cell>
          <table:table-cell office:value-type="float" office:value="-0.085962" calcext:value-type="float">
            <text:p>-0.085962</text:p>
          </table:table-cell>
          <table:table-cell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Horniman Museum</text:p>
          </table:table-cell>
          <table:table-cell/>
          <table:table-cell office:value-type="string" calcext:value-type="string">
            <text:p>http://www.horniman.ac.uk/</text:p>
          </table:table-cell>
          <table:table-cell office:value-type="float" office:value="51.441034" calcext:value-type="float">
            <text:p>51.441034</text:p>
          </table:table-cell>
          <table:table-cell office:value-type="float" office:value="-0.061013" calcext:value-type="float">
            <text:p>-0.061013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Imperial War Museum</text:p>
          </table:table-cell>
          <table:table-cell/>
          <table:table-cell office:value-type="string" calcext:value-type="string">
            <text:p>http://www.iwm.org.uk/</text:p>
          </table:table-cell>
          <table:table-cell office:value-type="float" office:value="51.495794" calcext:value-type="float">
            <text:p>51.495794</text:p>
          </table:table-cell>
          <table:table-cell office:value-type="float" office:value="-0.108653" calcext:value-type="float">
            <text:p>-0.108653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Jewish Museum London</text:p>
          </table:table-cell>
          <table:table-cell/>
          <table:table-cell office:value-type="string" calcext:value-type="string">
            <text:p>http://www.jewishmuseum.org.uk/</text:p>
          </table:table-cell>
          <table:table-cell office:value-type="float" office:value="51.53734" calcext:value-type="float">
            <text:p>51.53734</text:p>
          </table:table-cell>
          <table:table-cell office:value-type="float" office:value="-0.144584" calcext:value-type="float">
            <text:p>-0.144584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London Transport Museum</text:p>
          </table:table-cell>
          <table:table-cell/>
          <table:table-cell office:value-type="string" calcext:value-type="string">
            <text:p>http://www.ltmuseum.co.uk/</text:p>
          </table:table-cell>
          <table:table-cell office:value-type="float" office:value="51.511926" calcext:value-type="float">
            <text:p>51.511926</text:p>
          </table:table-cell>
          <table:table-cell office:value-type="float" office:value="-0.121429" calcext:value-type="float">
            <text:p>-0.121429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Museum of London</text:p>
          </table:table-cell>
          <table:table-cell/>
          <table:table-cell office:value-type="string" calcext:value-type="string">
            <text:p>http://www.museumoflondon.org.uk/museum-london</text:p>
          </table:table-cell>
          <table:table-cell office:value-type="float" office:value="51.517617" calcext:value-type="float">
            <text:p>51.517617</text:p>
          </table:table-cell>
          <table:table-cell office:value-type="float" office:value="-0.096776" calcext:value-type="float">
            <text:p>-0.096776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National Gallery</text:p>
          </table:table-cell>
          <table:table-cell/>
          <table:table-cell office:value-type="string" calcext:value-type="string">
            <text:p>https://www.nationalgallery.org.uk</text:p>
          </table:table-cell>
          <table:table-cell office:value-type="float" office:value="51.5089" calcext:value-type="float">
            <text:p>51.5089</text:p>
          </table:table-cell>
          <table:table-cell office:value-type="float" office:value="-0.1283" calcext:value-type="float">
            <text:p>-0.1283</text:p>
          </table:table-cell>
          <table:table-cell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National Maritime Museum</text:p>
          </table:table-cell>
          <table:table-cell/>
          <table:table-cell office:value-type="string" calcext:value-type="string">
            <text:p>http://www.rmg.co.uk/national-maritime-museum</text:p>
          </table:table-cell>
          <table:table-cell office:value-type="float" office:value="51.480874" calcext:value-type="float">
            <text:p>51.480874</text:p>
          </table:table-cell>
          <table:table-cell office:value-type="float" office:value="-0.005288" calcext:value-type="float">
            <text:p>-0.005288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National Portrait Gallery</text:p>
          </table:table-cell>
          <table:table-cell/>
          <table:table-cell office:value-type="string" calcext:value-type="string">
            <text:p>http://www.npg.org.uk/</text:p>
          </table:table-cell>
          <table:table-cell office:value-type="float" office:value="51.509425" calcext:value-type="float">
            <text:p>51.509425</text:p>
          </table:table-cell>
          <table:table-cell office:value-type="float" office:value="-0.128124" calcext:value-type="float">
            <text:p>-0.128124</text:p>
          </table:table-cell>
          <table:table-cell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Natural History Museum</text:p>
          </table:table-cell>
          <table:table-cell/>
          <table:table-cell office:value-type="string" calcext:value-type="string">
            <text:p>http://www.nhm.ac.uk</text:p>
          </table:table-cell>
          <table:table-cell office:value-type="float" office:value="51.4967" calcext:value-type="float">
            <text:p>51.4967</text:p>
          </table:table-cell>
          <table:table-cell office:value-type="float" office:value="-0.1764" calcext:value-type="float">
            <text:p>-0.1764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Science Museum</text:p>
          </table:table-cell>
          <table:table-cell/>
          <table:table-cell office:value-type="string" calcext:value-type="string">
            <text:p>http://www.sciencemuseum.org.uk</text:p>
          </table:table-cell>
          <table:table-cell office:value-type="float" office:value="51.4978" calcext:value-type="float">
            <text:p>51.4978</text:p>
          </table:table-cell>
          <table:table-cell office:value-type="float" office:value="-0.1745" calcext:value-type="float">
            <text:p>-0.1745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Tate Britain</text:p>
          </table:table-cell>
          <table:table-cell/>
          <table:table-cell office:value-type="string" calcext:value-type="string">
            <text:p>http://www.tate.org.uk/visit/tate-britain</text:p>
          </table:table-cell>
          <table:table-cell office:value-type="float" office:value="51.491063" calcext:value-type="float">
            <text:p>51.491063</text:p>
          </table:table-cell>
          <table:table-cell office:value-type="float" office:value="-0.127788" calcext:value-type="float">
            <text:p>-0.127788</text:p>
          </table:table-cell>
          <table:table-cell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Tate Modern</text:p>
          </table:table-cell>
          <table:table-cell/>
          <table:table-cell office:value-type="string" calcext:value-type="string">
            <text:p>http://www.tate.org.uk/visit/tate-modern</text:p>
          </table:table-cell>
          <table:table-cell office:value-type="float" office:value="51.507595" calcext:value-type="float">
            <text:p>51.507595</text:p>
          </table:table-cell>
          <table:table-cell office:value-type="float" office:value="-0.099357" calcext:value-type="float">
            <text:p>-0.099357</text:p>
          </table:table-cell>
          <table:table-cell office:value-type="string" calcext:value-type="string">
            <text:p>Gallery</text:p>
          </table:table-cell>
        </table:table-row>
        <table:table-row table:style-name="ro1">
          <table:table-cell office:value-type="string" calcext:value-type="string">
            <text:p>V&amp;A</text:p>
          </table:table-cell>
          <table:table-cell/>
          <table:table-cell office:value-type="string" calcext:value-type="string">
            <text:p>https://www.vam.ac.uk/</text:p>
          </table:table-cell>
          <table:table-cell office:value-type="float" office:value="51.496639" calcext:value-type="float">
            <text:p>51.496639</text:p>
          </table:table-cell>
          <table:table-cell office:value-type="float" office:value="-0.172181" calcext:value-type="float">
            <text:p>-0.172181</text:p>
          </table:table-cell>
          <table:table-cell office:value-type="string" calcext:value-type="string">
            <text:p>Museum</text:p>
          </table:table-cell>
        </table:table-row>
        <table:table-row table:style-name="ro1">
          <table:table-cell office:value-type="string" calcext:value-type="string">
            <text:p>Wallace Collection</text:p>
          </table:table-cell>
          <table:table-cell/>
          <table:table-cell office:value-type="string" calcext:value-type="string">
            <text:p>http://www.wallacecollection.org/</text:p>
          </table:table-cell>
          <table:table-cell office:value-type="float" office:value="51.517462" calcext:value-type="float">
            <text:p>51.517462</text:p>
          </table:table-cell>
          <table:table-cell office:value-type="float" office:value="-0.15297" calcext:value-type="float">
            <text:p>-0.15297</text:p>
          </table:table-cell>
          <table:table-cell office:value-type="string" calcext:value-type="string">
            <text:p>Gallery</text:p>
          </table:table-cell>
        </table:table-row>
      </table:table>
      <table:named-expressions/>
      <table:database-ranges>
        <table:database-range table:name="__Anonymous_Sheet_DB__0" table:target-range-address="Sheet1.A5:Sheet1.F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</meta:initial-creator>
    <meta:creation-date>2016-05-08T03:21:15.008642470</meta:creation-date>
    <meta:generator>LibreOffice/4.2.8.2$Linux_X86_64 LibreOffice_project/420m0$Build-2</meta:generator>
    <dc:date>2016-05-08T03:39:59.521163492</dc:date>
    <dc:creator>mika </dc:creator>
    <meta:editing-duration>PT7M6S</meta:editing-duration>
    <meta:editing-cycles>2</meta:editing-cycles>
    <meta:document-statistic meta:table-count="1" meta:cell-count="92" meta:object-count="0"/>
  </office:meta>
</office:document-meta>
</file>